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4.1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C++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O czym będziemy rozmawiać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50 6f 64 73 74 61 77 79 0d 0a</text:p>
              </text:list-item>
              <text:list-item>
                <text:p>54 61 62 6c 69 63 65 20 69 20 66 75 6e 6b 63 6a 65 0d 0a</text:p>
              </text:list-item>
              <text:list-item>
                <text:p>4b 6c 61 73 79 20 69 20 6f 62 69 65 6b 74 79</text:p>
              </text:list-item>
              <text:list-item>
                <text:p>50 6c 69 6b 69</text:p>
              </text:list-item>
              <text:list-item>
                <text:p>4d 65 74 6f 64 79 20 77 69 72 74 75 61 6c 6e 65</text:p>
              </text:list-item>
              <text:list-item>
                <text:p>50 6f 6c 69 6d 6f 72 66 69 7a 6d 20 69 20 73 7a 61 62 6c 6f 6e 79</text:p>
              </text:list-item>
              <text:list-item>
                <text:p>43 6f 20 64 61 6c 65 6a 3f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O czym będziemy rozmawiać?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odstawy</text:p>
              </text:list-item>
              <text:list-item>
                <text:p>Tablice i funkcje</text:p>
              </text:list-item>
              <text:list-item>
                <text:p>Klasy i obiekty</text:p>
              </text:list-item>
              <text:list-item>
                <text:p>Pliki</text:p>
              </text:list-item>
              <text:list-item>
                <text:p>Metody wirtualne</text:p>
              </text:list-item>
              <text:list-item>
                <text:p>Polimorfizm i szablony</text:p>
              </text:list-item>
              <text:list-item>
                <text:p>Co dalej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4" draw:layer="layout" svg:width="24.1cm" svg:height="2cm" svg:x="1.4cm" svg:y="1.6cm" presentation:class="title">
          <draw:text-box>
            <text:p>O czym będziemy rozmawiać?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list text:style-name="L1">
              <text:list-item>
                <text:list>
                  <text:list-header>
                    <text:p text:style-name="P1">// Zaczynamy odliczanie</text:p>
                    <text:p text:style-name="P1">for ( int i = 10; i &gt;= 0; i-- ) {<text:line-break/><text:tab/>std::cout &lt;&lt; i &lt;&lt; ' ';<text:line-break/>}</text:p>
                    <text:p text:style-name="P1">std::cout &lt;&lt; 'Start!'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3" draw:layer="backgroundobjects" svg:width="8.875cm" svg:height="1.448cm" svg:x="1cm" svg:y="19cm" presentation:class="footer">
        <draw:text-box>
          <text:p text:style-name="MP3"><text:span text:style-name="MT1"><text:line-break/></text:span><text:span text:style-name="MT1">Kamil Sorokosz – Webinarium C++. Wstęp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line-break/></text:span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6M7S</meta:editing-duration>
    <meta:editing-cycles>8</meta:editing-cycles>
    <meta:generator>LibreOffice/4.1.4.2$Windows_x86 LibreOffice_project/0a0440ccc0227ad9829de5f46be37cfb6edcf72</meta:generator>
    <dc:date>2016-01-10T17:41:27.064000000</dc:date>
    <meta:document-statistic meta:object-count="48"/>
  </office:meta>
</office:document-meta>
</file>